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61">
      <style:text-properties fo:font-weight="normal" style:font-weight-asian="normal" style:font-weight-complex="normal"/>
    </style:style>
    <style:style style:name="ce25" style:family="table-cell" style:parent-style-name="Default" style:data-style-name="N6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W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Mk. II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30cwt minibus</text:p>
          </table:table-cell>
          <table:table-cell office:value-type="string" calcext:value-type="string">
            <text:p>Roa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1" calcext:value-type="float">
            <text:p>31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Alisa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office:value-type="string" calcext:value-type="string">
            <text:p>Notably noisy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FC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FCX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/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office:value-type="string" calcext:value-type="string">
            <text:p>High capacity for such a short ‘bus, so presume higher density and less space/comfo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FD48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 office:value-type="string" calcext:value-type="string">
            <text:p>Diesel engined vers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I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ON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(petrol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2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Arab Mk. I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4T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27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41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49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59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92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B (coach)</text:p>
          </table:table-cell>
          <table:table-cell office:value-type="string" calcext:value-type="string">
            <text:p>Road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407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414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1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32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46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53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8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97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38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53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61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5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6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7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71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83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84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94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96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9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707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708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709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714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3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4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26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28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30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31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3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36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39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40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4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4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4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5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51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3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4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57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58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5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60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62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63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64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6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68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69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70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71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72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74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75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76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78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79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91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93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96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0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3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4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5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06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07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809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10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13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22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24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2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2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30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3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3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34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35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38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3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40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41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4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44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5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4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48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53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5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5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7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5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61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64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65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71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72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74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75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77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78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79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80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87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88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91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92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95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01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0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10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11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12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13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14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19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22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23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24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28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32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34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35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39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40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4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4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5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46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49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50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51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55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58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62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64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66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67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69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70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71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7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7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77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79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80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81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82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83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4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5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88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89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90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91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92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93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94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95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96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9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9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99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1000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1001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1002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1003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1004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1005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1006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1007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08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09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10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11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1012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1013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1014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1015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16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17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18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19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20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21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22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5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2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1-07T13:55:31.611075307</dc:date>
    <meta:editing-duration>P116DT20H58M6S</meta:editing-duration>
    <meta:editing-cycles>1945</meta:editing-cycles>
    <meta:generator>LibreOffice/7.3.7.2$Linux_X86_64 LibreOffice_project/30$Build-2</meta:generator>
    <dc:creator>James Petts</dc:creator>
    <meta:document-statistic meta:table-count="3" meta:cell-count="6308" meta:object-count="0"/>
  </office:meta>
</office:document-meta>
</file>